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Arial" fo:font-size="11pt" officeooo:rsid="0020250c" officeooo:paragraph-rsid="0020250c" style:font-size-asian="9.60000038146973pt" style:font-size-complex="11pt"/>
    </style:style>
    <style:style style:name="T1" style:family="text">
      <style:text-properties officeooo:rsid="00254b9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6657215" text:style-name="L1">
        <text:list-item>
          <text:p text:style-name="P1">The original network did not have proper a proper ip address or interface configuration setup between the two hosts. Putting the two hosts on their own subnets, and assigning one interface/link per subnet/host fixes this.</text:p>
        </text:list-item>
        <text:list-item>
          <text:p text:style-name="P1">Setting this parameter to 0 causes ping to hang.</text:p>
        </text:list-item>
        <text:list-item>
          <text:p text:style-name="P1">Removing the default route from one of the hosts causes ping on that host to report that the network is unreach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5:54:04.941103334</meta:creation-date>
    <dc:date>2018-04-04T14:01:47.768619731</dc:date>
    <meta:editing-duration>P1DT20H23M4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3" meta:word-count="68" meta:character-count="391" meta:non-whitespace-character-count="329"/>
  </office:meta>
</office:document-meta>
</file>